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rsid="00059262" officeooo:paragraph-rsid="00059262"/>
    </style:style>
    <style:style style:name="P4" style:family="paragraph" style:parent-style-name="Text_20_body">
      <style:text-properties officeooo:rsid="00059262" officeooo:paragraph-rsid="000aa4b1"/>
    </style:style>
    <style:style style:name="P5" style:family="paragraph" style:parent-style-name="Text_20_body">
      <style:text-properties officeooo:rsid="00072462" officeooo:paragraph-rsid="00072462"/>
    </style:style>
    <style:style style:name="P6" style:family="paragraph" style:parent-style-name="Text_20_body">
      <style:text-properties officeooo:rsid="0009e71a" officeooo:paragraph-rsid="0009e71a"/>
    </style:style>
    <style:style style:name="P7" style:family="paragraph" style:parent-style-name="Text_20_body">
      <style:text-properties officeooo:rsid="000aa4b1" officeooo:paragraph-rsid="000aa4b1"/>
    </style:style>
    <style:style style:name="P8" style:family="paragraph" style:parent-style-name="Text_20_body">
      <style:text-properties officeooo:rsid="000c66bb" officeooo:paragraph-rsid="000c66bb"/>
    </style:style>
    <style:style style:name="P9" style:family="paragraph" style:parent-style-name="Text_20_body">
      <style:text-properties officeooo:rsid="00106a22" officeooo:paragraph-rsid="00106a22"/>
    </style:style>
    <style:style style:name="P10" style:family="paragraph" style:parent-style-name="Text_20_body">
      <style:text-properties officeooo:rsid="0010e629" officeooo:paragraph-rsid="0010e629"/>
    </style:style>
    <style:style style:name="P11" style:family="paragraph" style:parent-style-name="Text_20_body" style:list-style-name="L1">
      <style:text-properties officeooo:rsid="00142b57" officeooo:paragraph-rsid="00142b57"/>
    </style:style>
    <style:style style:name="P12" style:family="paragraph" style:parent-style-name="Text_20_body" style:list-style-name="L1">
      <style:text-properties officeooo:rsid="00148f78" officeooo:paragraph-rsid="00148f78"/>
    </style:style>
    <style:style style:name="P13" style:family="paragraph" style:parent-style-name="Text_20_body" style:list-style-name="L1">
      <style:text-properties officeooo:rsid="0014ddb0" officeooo:paragraph-rsid="0014ddb0"/>
    </style:style>
    <style:style style:name="P14" style:family="paragraph" style:parent-style-name="Text_20_body" style:list-style-name="L1">
      <style:text-properties officeooo:rsid="00162503" officeooo:paragraph-rsid="00162503"/>
    </style:style>
    <style:style style:name="P15" style:family="paragraph" style:parent-style-name="Text_20_body" style:list-style-name="L1">
      <style:text-properties officeooo:rsid="00168382" officeooo:paragraph-rsid="00168382"/>
    </style:style>
    <style:style style:name="P16" style:family="paragraph" style:parent-style-name="Text_20_body" style:list-style-name="L1">
      <style:text-properties officeooo:rsid="0017dfd7" officeooo:paragraph-rsid="0017dfd7"/>
    </style:style>
    <style:style style:name="P17" style:family="paragraph" style:parent-style-name="Text_20_body" style:list-style-name="L1">
      <style:text-properties officeooo:rsid="001900b1" officeooo:paragraph-rsid="001900b1"/>
    </style:style>
    <style:style style:name="P18" style:family="paragraph" style:parent-style-name="Text_20_body" style:list-style-name="L1">
      <style:text-properties officeooo:rsid="0019bf02" officeooo:paragraph-rsid="0019bf02"/>
    </style:style>
    <style:style style:name="P19" style:family="paragraph" style:parent-style-name="Text_20_body" style:list-style-name="L1">
      <style:text-properties officeooo:rsid="001b49fd" officeooo:paragraph-rsid="001b49fd"/>
    </style:style>
    <style:style style:name="P20" style:family="paragraph" style:parent-style-name="Text_20_body" style:list-style-name="L1">
      <style:text-properties officeooo:rsid="001d25c3" officeooo:paragraph-rsid="001d25c3"/>
    </style:style>
    <style:style style:name="P21" style:family="paragraph" style:parent-style-name="Text_20_body">
      <style:text-properties officeooo:rsid="001e893f" officeooo:paragraph-rsid="001e893f"/>
    </style:style>
    <style:style style:name="P22" style:family="paragraph" style:parent-style-name="Text_20_body">
      <style:text-properties officeooo:rsid="00218390" officeooo:paragraph-rsid="00218390"/>
    </style:style>
    <style:style style:name="P23" style:family="paragraph" style:parent-style-name="Text_20_body" style:list-style-name="L2">
      <style:text-properties officeooo:rsid="00218390" officeooo:paragraph-rsid="00218390"/>
    </style:style>
    <style:style style:name="P24" style:family="paragraph" style:parent-style-name="Text_20_body">
      <style:text-properties officeooo:rsid="0024242b" officeooo:paragraph-rsid="0024242b"/>
    </style:style>
    <style:style style:name="P25" style:family="paragraph" style:parent-style-name="Text_20_body" style:list-style-name="L3">
      <style:text-properties officeooo:rsid="0024242b" officeooo:paragraph-rsid="0024242b"/>
    </style:style>
    <style:style style:name="P26" style:family="paragraph" style:parent-style-name="Text_20_body">
      <style:text-properties officeooo:rsid="0024956e" officeooo:paragraph-rsid="0024956e"/>
    </style:style>
    <style:style style:name="P27" style:family="paragraph" style:parent-style-name="Text_20_body">
      <style:text-properties officeooo:rsid="002636bd" officeooo:paragraph-rsid="002636bd"/>
    </style:style>
    <style:style style:name="P28" style:family="paragraph" style:parent-style-name="Text_20_body">
      <style:text-properties officeooo:rsid="0028d2b6" officeooo:paragraph-rsid="0028d2b6"/>
    </style:style>
    <style:style style:name="P29" style:family="paragraph" style:parent-style-name="Text_20_body">
      <style:text-properties officeooo:rsid="002d77b6" officeooo:paragraph-rsid="002d77b6"/>
    </style:style>
    <style:style style:name="T1" style:family="text">
      <style:text-properties officeooo:rsid="0007ee0d"/>
    </style:style>
    <style:style style:name="T2" style:family="text">
      <style:text-properties officeooo:rsid="00089ab7"/>
    </style:style>
    <style:style style:name="T3" style:family="text">
      <style:text-properties officeooo:rsid="000aa4b1"/>
    </style:style>
    <style:style style:name="T4" style:family="text">
      <style:text-properties officeooo:rsid="000bbf65"/>
    </style:style>
    <style:style style:name="T5" style:family="text">
      <style:text-properties officeooo:rsid="000e3320"/>
    </style:style>
    <style:style style:name="T6" style:family="text">
      <style:text-properties officeooo:rsid="000fd9b4"/>
    </style:style>
    <style:style style:name="T7" style:family="text">
      <style:text-properties officeooo:rsid="00123ecb"/>
    </style:style>
    <style:style style:name="T8" style:family="text">
      <style:text-properties style:font-name="Liberation Sans1"/>
    </style:style>
    <style:style style:name="T9" style:family="text">
      <style:text-properties officeooo:rsid="00203f05"/>
    </style:style>
    <style:style style:name="T10" style:family="text">
      <style:text-properties officeooo:rsid="00266fb5"/>
    </style:style>
    <style:style style:name="T11" style:family="text">
      <style:text-properties officeooo:rsid="00282e8f"/>
    </style:style>
    <style:style style:name="T12" style:family="text">
      <style:text-properties officeooo:rsid="002a7902"/>
    </style:style>
    <style:style style:name="T13" style:family="text">
      <style:text-properties officeooo:rsid="002a7ca4"/>
    </style:style>
    <style:style style:name="T14" style:family="text">
      <style:text-properties officeooo:rsid="002c518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urs rapport SAE</text:p>
      <text:p text:style-name="P3"/>
      <text:h text:style-name="Heading_20_1" text:outline-level="1">But de ce rapport</text:h>
      <text:p text:style-name="P4"><text:span text:style-name="T3">P</text:span>résenter entreprise d’un pt de vue économique voire son empreinte écologique.</text:p>
      <text:p text:style-name="P5">Permettre de se faire une idée précise sur un sujet inconnu → <text:span text:style-name="T1">aller à l’essentiel </text:span><text:span text:style-name="T2">tout en étant assez précis.</text:span></text:p>
      <text:p text:style-name="P6">Information → analyse → conséquences déduites → jugement exprimé</text:p>
      <text:p text:style-name="P7">Grands points vite rep<text:span text:style-name="T5">è</text:span>rables : titres, <text:span text:style-name="T4">espacements</text:span> etc.</text:p>
      <text:p text:style-name="P8">Expression correcte ET règles de typographie</text:p>
      <text:p text:style-name="P8">Organisé et clair ; <text:span text:style-name="T6">précise et réfléchi</text:span></text:p>
      <text:p text:style-name="P9">Entre 4 et 15 pages de texte</text:p>
      <text:p text:style-name="P10">Pas de copier-coller, mais possibilité de citations / <text:span text:style-name="T7">reformuler.</text:span></text:p>
      <text:h text:style-name="Heading_20_1" text:outline-level="1">Organisation du rapport</text:h>
      <text:list xml:id="list1997496307" text:style-name="L1">
        <text:list-item>
          <text:p text:style-name="P11">Version .odt ET .pdf</text:p>
        </text:list-item>
        <text:list-item>
          <text:p text:style-name="P12">page de garde complète</text:p>
        </text:list-item>
        <text:list-item>
          <text:p text:style-name="P12">page blanche</text:p>
        </text:list-item>
        <text:list-item>
          <text:p text:style-name="P12">remerciements (si besoin)</text:p>
        </text:list-item>
        <text:list-item>
          <text:p text:style-name="P13">sommaire complet</text:p>
        </text:list-item>
        <text:list-item>
          <text:p text:style-name="P14">texte (n° de page)</text:p>
        </text:list-item>
        <text:list-item>
          <text:p text:style-name="P15">nouvelle partie = nouvelle page</text:p>
        </text:list-item>
        <text:list-item>
          <text:p text:style-name="P16">tables des illustrations et figures</text:p>
        </text:list-item>
        <text:list-item>
          <text:p text:style-name="P17">sitographie</text:p>
        </text:list-item>
        <text:list-item>
          <text:p text:style-name="P18">sommaire des annexes (si besoin)</text:p>
        </text:list-item>
        <text:list-item>
          <text:p text:style-name="P18">annexes (si besoin)</text:p>
        </text:list-item>
        <text:list-item>
          <text:p text:style-name="P19">pages numérotées de l’introduction à la fin</text:p>
        </text:list-item>
        <text:list-item>
          <text:p text:style-name="P20">prénom/nom de la personne ayant rédigé une partie entre parenthèse à c<text:span text:style-name="T8">ôté de chaque titre ou sous-titre</text:span></text:p>
        </text:list-item>
      </text:list>
      <text:h text:style-name="P1" text:outline-level="1"/>
      <text:h text:style-name="P2" text:outline-level="1">Façon de procéder</text:h>
      <text:p text:style-name="P21">Suivre le cours comme un tutoriel</text:p>
      <text:p text:style-name="P21">S’aider de la mise en page du rapport « Numérique au quotidien »</text:p>
      <text:p text:style-name="P21">Relire le rapport TOUS ENSEMBLE avant de l’envoyer → <text:span text:style-name="T9">travailler à l’avance</text:span></text:p>
      <text:h text:style-name="Heading_20_1" text:outline-level="1">Fond : quelques points à retenir</text:h>
      <text:p text:style-name="P22">Regard critique sur les informations</text:p>
      <text:p text:style-name="P22">Introduction complète</text:p>
      <text:list xml:id="list1413628106" text:style-name="L2">
        <text:list-item>
          <text:p text:style-name="P23">présentation du projet et du groupe</text:p>
        </text:list-item>
        <text:list-item>
          <text:p text:style-name="P23">présentation du sujet et de son choix</text:p>
        </text:list-item>
        <text:list-item>
          <text:p text:style-name="P23">annonce du plan</text:p>
        </text:list-item>
      </text:list>
      <text:p text:style-name="P24">Sommaire structuré</text:p>
      <text:list xml:id="list2182623737" text:style-name="L3">
        <text:list-item>
          <text:p text:style-name="P25">présentation entreprise</text:p>
        </text:list-item>
        <text:list-item>
          <text:p text:style-name="P25">compréhension de son fonctionnement</text:p>
        </text:list-item>
      </text:list>
      <text:p text:style-name="P26">Chiffres récents / comparaisons entre les chiffres : analyse</text:p>
      <text:p text:style-name="P27">Illustrations <text:span text:style-name="T13">claires, avec source,</text:span> commentées, analysées, <text:span text:style-name="T10">avec légende</text:span><text:span text:style-name="T11">s</text:span></text:p>
      <text:p text:style-name="P28">Sitographie ob<text:span text:style-name="T12">l</text:span>igatoire <text:span text:style-name="T14">et bien présenté</text:span></text:p>
      <text:p text:style-name="P29">Si annexe → note de renvoi dans le corps du rapport</text:p>
      <text:h text:style-name="Heading_20_1" text:outline-level="1">Forme</text:h>
      <text:p text:style-name="P29">Styles créés, pages bien numérotéees, interligne 1,5, espacement plus ou moins grand pour montre la hiérarchie</text:p>
      <text:p text:style-name="P29">Texte justifié</text:p>
      <text:p text:style-name="P29">Expression correc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7:06:38.699615810</meta:creation-date>
    <dc:date>2022-10-03T17:34:37.190689906</dc:date>
    <meta:editing-duration>PT27M36S</meta:editing-duration>
    <meta:editing-cycles>42</meta:editing-cycles>
    <meta:generator>LibreOffice/7.3.6.2$Linux_X86_64 LibreOffice_project/30$Build-2</meta:generator>
    <meta:document-statistic meta:table-count="0" meta:image-count="0" meta:object-count="0" meta:page-count="2" meta:paragraph-count="45" meta:word-count="292" meta:character-count="1756" meta:non-whitespace-character-count="1527"/>
  </office:meta>
</office:document-meta>
</file>